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text-properties officeooo:paragraph-rsid="001e3e6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4" style:family="paragraph" style:parent-style-name="Text_20_body" style:list-style-name="L1">
      <style:text-properties style:font-name="Tahoma" fo:font-size="12pt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7" style:family="paragraph" style:parent-style-name="Text_20_body" style:list-style-name="L2">
      <style:text-properties style:font-name="Tahoma" fo:font-size="12pt" style:font-size-asian="12pt" style:font-size-complex="12pt"/>
    </style:style>
    <style:style style:name="P8" style:family="paragraph" style:parent-style-name="Horizontal_20_Line">
      <style:text-properties style:font-name="Tahoma" fo:font-size="12pt" style:font-size-asian="12pt" style:font-size-complex="12pt"/>
    </style:style>
    <style:style style:name="P9" style:family="paragraph" style:parent-style-name="Heading_20_4">
      <style:text-properties style:font-name="Tahoma" fo:font-size="12pt" style:font-size-asian="12pt" style:font-size-complex="12pt"/>
    </style:style>
    <style:style style:name="P10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11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  <style:text-properties fo:color="#f8f8f2" loext:opacity="100%" style:font-name="Tahoma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2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13" style:family="paragraph" style:parent-style-name="Text_20_body">
      <style:text-properties style:font-name="Tahoma" fo:font-size="12p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9" style:family="paragraph" style:parent-style-name="Text_20_body" style:list-style-name="L5">
      <style:text-properties style:font-name="Tahoma" fo:font-size="12pt" style:font-size-asian="12pt" style:font-size-complex="12pt"/>
    </style:style>
    <style:style style:name="P20" style:family="paragraph" style:parent-style-name="Standard">
      <loext:graphic-properties draw:fill="solid" draw:fill-color="#2f1e2e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f1e2e"/>
      <style:text-properties fo:color="#776e71" loext:opacity="100%" style:font-name="Consolas" fo:font-size="10.5pt" fo:language="zxx" fo:country="none" fo:font-style="normal" style:text-underline-style="none" fo:font-weight="normal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2f1e2e" draw:opacity="100%"/>
      <style:paragraph-properties fo:margin-left="0cm" fo:margin-right="0cm" style:line-height-at-least="0.503cm" fo:text-indent="0cm" style:auto-text-indent="false" fo:background-color="#2f1e2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2" style:family="paragraph" style:parent-style-name="Standard">
      <loext:graphic-properties draw:fill="solid" draw:fill-color="#2f1e2e" draw:opacity="100%"/>
      <style:paragraph-properties fo:margin-left="0cm" fo:margin-right="0cm" style:line-height-at-least="0.503cm" fo:text-indent="0cm" style:auto-text-indent="false" fo:background-color="#2f1e2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3" style:family="paragraph" style:parent-style-name="Preformatted_20_Text">
      <loext:graphic-properties draw:fill="solid" draw:fill-color="#2f1e2e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f1e2e"/>
      <style:text-properties style:use-window-font-color="true" loext:opacity="0%" style:font-name="Tahoma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24" style:family="paragraph" style:parent-style-name="Preformatted_20_Text">
      <loext:graphic-properties draw:fill="solid" draw:fill-color="#2f1e2e" draw:opacity="100%"/>
      <style:paragraph-properties fo:background-color="#2f1e2e"/>
    </style:style>
    <style:style style:name="P25" style:family="paragraph" style:parent-style-name="Standard">
      <loext:graphic-properties draw:fill="solid" draw:fill-color="#2f1e2e" draw:opacity="100%"/>
      <style:paragraph-properties fo:margin-left="0cm" fo:margin-right="0cm" style:line-height-at-least="0.503cm" fo:text-indent="0cm" style:auto-text-indent="false" fo:background-color="#2f1e2e"/>
    </style:style>
    <style:style style:name="P26" style:family="paragraph" style:parent-style-name="Preformatted_20_Text">
      <loext:graphic-properties draw:fill="solid" draw:fill-color="#2f1e2e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f1e2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6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0" style:family="paragraph" style:parent-style-name="Text_20_body" style:list-style-name="L6">
      <style:text-properties style:font-name="Tahoma" fo:font-size="12pt" style:font-size-asian="12pt" style:font-size-complex="12pt"/>
    </style:style>
    <style:style style:name="P31" style:family="paragraph" style:parent-style-name="Text_20_body" style:list-style-name="L7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2" style:family="paragraph" style:parent-style-name="Text_20_body" style:list-style-name="L7">
      <style:text-properties style:font-name="Tahoma" fo:font-size="12pt" style:font-size-asian="12pt" style:font-size-complex="12pt"/>
    </style:style>
    <style:style style:name="T1" style:family="text">
      <style:text-properties fo:color="#355269" loext:opacity="100%" style:font-name="Tahoma" fo:font-size="18pt" style:font-size-asian="18pt" style:font-size-complex="18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fo:color="#355269" loext:opacity="100%" style:font-name="Tahoma" fo:font-size="16pt" style:font-size-asian="16pt" style:font-size-complex="16pt"/>
    </style:style>
    <style:style style:name="T4" style:family="text">
      <style:text-properties fo:color="#ff4689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5" style:family="text">
      <style:text-properties fo:color="#a6e22e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6" style:family="text">
      <style:text-properties fo:color="#f8f8f2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7" style:family="text">
      <style:text-properties fo:color="#e6db74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8" style:family="text">
      <style:text-properties fo:color="#ed007e" loext:opacity="100%" style:font-name="Tahoma" fo:font-size="12pt" fo:language="zxx" fo:country="none" fo:font-style="normal" style:text-underline-style="none" fo:font-weight="normal" fo:background-color="#1e0010" loext:char-shading-value="0" style:font-size-asian="12pt" style:font-size-complex="12pt"/>
    </style:style>
    <style:style style:name="T9" style:family="text">
      <style:text-properties fo:color="#66d9e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0" style:family="text">
      <style:text-properties fo:color="#959077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1" style:family="text">
      <style:text-properties fo:color="#ae81f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2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55269" loext:opacity="100%" style:font-name="Tahoma" fo:font-size="12pt" style:font-size-asian="12pt" style:font-size-complex="12pt"/>
    </style:style>
    <style:style style:name="T14" style:family="text">
      <style:text-properties fo:color="#e7e9db" loext:opacity="100%" fo:font-style="normal" style:text-underline-style="none" fo:font-weight="normal"/>
    </style:style>
    <style:style style:name="T15" style:family="text">
      <style:text-properties fo:color="#815ba4" loext:opacity="100%"/>
    </style:style>
    <style:style style:name="T16" style:family="text">
      <style:text-properties fo:color="#e7e9db" loext:opacity="100%"/>
    </style:style>
    <style:style style:name="T17" style:family="text">
      <style:text-properties fo:color="#06b6ef" loext:opacity="100%"/>
    </style:style>
    <style:style style:name="T18" style:family="text">
      <style:text-properties fo:color="#815ba4" loext:opacity="100%" style:font-name="Consolas" fo:font-size="10.5pt"/>
    </style:style>
    <style:style style:name="T19" style:family="text">
      <style:text-properties fo:color="#e7e9db" loext:opacity="100%" style:font-name="Consolas" fo:font-size="10.5pt"/>
    </style:style>
    <style:style style:name="T20" style:family="text">
      <style:text-properties fo:color="#5bc4bf" loext:opacity="100%" style:font-name="Consolas" fo:font-size="10.5pt"/>
    </style:style>
    <style:style style:name="T21" style:family="text">
      <style:text-properties fo:color="#06b6ef" loext:opacity="100%" style:font-name="Consolas" fo:font-size="10.5pt"/>
    </style:style>
    <style:style style:name="T22" style:family="text">
      <style:text-properties fo:color="#e7e9db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3" style:family="text">
      <style:text-properties fo:color="#5bc4bf" loext:opacity="100%" style:font-name="Consolas" fo:font-size="10.5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4" style:family="text">
      <style:text-properties fo:color="#e7e9db" loext:opacity="100%" style:font-name="Consolas" fo:font-size="10.5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5" style:family="text">
      <style:text-properties fo:color="#06b6ef" loext:opacity="100%" style:font-name="Consolas" fo:font-size="10.5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6" style:family="text">
      <style:text-properties fo:color="#e7e9db" loext:opacity="100%" fo:language="zxx" fo:country="none" fo:font-style="normal" style:text-underline-style="none" fo:font-weight="normal" fo:background-color="transparent" loext:char-shading-value="0"/>
    </style:style>
    <style:style style:name="T27" style:family="text">
      <style:text-properties fo:color="#5bc4bf" loext:opacity="100%" style:font-name="Consolas" fo:font-size="10.5pt" fo:language="zxx" fo:country="none" fo:font-style="normal" style:text-underline-style="none" fo:font-weight="normal" fo:background-color="transparent" loext:char-shading-value="0"/>
    </style:style>
    <style:style style:name="T28" style:family="text">
      <style:text-properties fo:color="#e7e9db" loext:opacity="100%" style:font-name="Consolas" fo:font-size="10.5pt" fo:language="zxx" fo:country="none" fo:font-style="normal" style:text-underline-style="none" fo:font-weight="normal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ust-validate</text:span></text:span></text:p>
      <text:p text:style-name="Text_20_body"><text:span text:style-name="Strong_20_Emphasis"><text:span text:style-name="T2">Just-validate</text:span></text:span><text:span text:style-name="T2"> es una biblioteca ligera, moderna y flexible diseñada para validar formularios HTML. Es adecuada para proyectos en los que se desea implementar validaciones de forma rápida y eficiente, sin añadir demasiada complejidad o peso al proyecto.</text:span></text:p>
      <text:h text:style-name="Heading_20_3" text:outline-level="3"><text:span text:style-name="Strong_20_Emphasis"><text:span text:style-name="T3">Características principales de Just-validate</text:span></text:span></text:h>
      <text:list text:style-name="L1">
        <text:list-item>
          <text:p text:style-name="P2"><text:span text:style-name="Strong_20_Emphasis"><text:span text:style-name="T2">Ligera</text:span></text:span><text:span text:style-name="T2">:</text:span></text:p>
          <text:list>
            <text:list-item>
              <text:p text:style-name="P3">Es una biblioteca pequeña que no requiere dependencias externas, ideal para proyectos donde el rendimiento es una prioridad. </text:p>
            </text:list-item>
          </text:list>
        </text:list-item>
        <text:list-item>
          <text:p text:style-name="P2"><text:span text:style-name="Strong_20_Emphasis"><text:span text:style-name="T2">Validaciones configurables</text:span></text:span><text:span text:style-name="T2">:</text:span></text:p>
          <text:list>
            <text:list-item>
              <text:p text:style-name="P3">Soporta una amplia gama de validaciones comunes como campos requeridos, patrones, longitudes mínimas/máximas, números, correos electrónicos y más. </text:p>
            </text:list-item>
          </text:list>
        </text:list-item>
        <text:list-item>
          <text:p text:style-name="P2"><text:span text:style-name="Strong_20_Emphasis"><text:span text:style-name="T2">Mensajes personalizados</text:span></text:span><text:span text:style-name="T2">:</text:span></text:p>
          <text:list>
            <text:list-item>
              <text:p text:style-name="P3">Permite definir mensajes de error específicos para cada regla, proporcionando una experiencia de usuario más clara y amigable. </text:p>
            </text:list-item>
          </text:list>
        </text:list-item>
        <text:list-item>
          <text:p text:style-name="P2"><text:span text:style-name="Strong_20_Emphasis"><text:span text:style-name="T2">Validación en tiempo real</text:span></text:span><text:span text:style-name="T2">:</text:span></text:p>
          <text:list>
            <text:list-item>
              <text:p text:style-name="P3">Realiza validaciones mientras el usuario escribe o interactúa con los campos. </text:p>
            </text:list-item>
          </text:list>
        </text:list-item>
        <text:list-item>
          <text:p text:style-name="P2"><text:span text:style-name="Strong_20_Emphasis"><text:span text:style-name="T2">Compatibilidad con frameworks</text:span></text:span><text:span text:style-name="T2">:</text:span></text:p>
          <text:list>
            <text:list-item>
              <text:p text:style-name="P3">Aunque no está atado a ningún framework, puede integrarse fácilmente con bibliotecas y frameworks modernos como React, Vue o Angular. </text:p>
            </text:list-item>
          </text:list>
        </text:list-item>
        <text:list-item>
          <text:p text:style-name="P2"><text:span text:style-name="Strong_20_Emphasis"><text:span text:style-name="T2">Soporte para validaciones personalizadas</text:span></text:span><text:span text:style-name="T2">:</text:span></text:p>
          <text:list>
            <text:list-item>
              <text:p text:style-name="P3">Permite implementar reglas personalizadas mediante funciones. </text:p>
            </text:list-item>
          </text:list>
        </text:list-item>
        <text:list-item>
          <text:p text:style-name="P2"><text:span text:style-name="Strong_20_Emphasis"><text:span text:style-name="T2">Fácil de usar</text:span></text:span><text:span text:style-name="T2">:</text:span></text:p>
          <text:list>
            <text:list-item>
              <text:p text:style-name="P4">Se configura mediante JavaScript, y el HTML del formulario permanece limpio y sencillo. </text:p>
            </text:list-item>
          </text:list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3">Cómo funciona Just-validate</text:span></text:span></text:h>
      <text:list text:style-name="L2">
        <text:list-item>
          <text:p text:style-name="P5"><text:span text:style-name="Strong_20_Emphasis"><text:span text:style-name="T2">Configuración básica</text:span></text:span><text:span text:style-name="T2">: </text:span></text:p>
          <text:list>
            <text:list-item>
              <text:p text:style-name="P6">Incluyes la biblioteca en tu proyecto (por CDN o instalándola con npm). </text:p>
            </text:list-item>
            <text:list-item>
              <text:p text:style-name="P5"><text:span text:style-name="T2">Inicializas un objeto </text:span><text:span text:style-name="Source_20_Text"><text:span text:style-name="T2">JustValidate</text:span></text:span><text:span text:style-name="T2"> asociado al formulario que deseas validar. </text:span></text:p>
            </text:list-item>
            <text:list-item>
              <text:p text:style-name="P7">Definir las reglas de validación para cada campo del formulario. </text:p>
            </text:list-item>
          </text:list>
        </text:list-item>
      </text:list>
      <text:p text:style-name="P8"/>
      <text:h text:style-name="Heading_20_3" text:outline-level="3"><text:soft-page-break/><text:span text:style-name="Strong_20_Emphasis"><text:span text:style-name="T2">Ejemplo básico</text:span></text:span></text:h>
      <text:h text:style-name="P9" text:outline-level="4">HTML</text:h>
      <text:p text:style-name="P10"><text:span text:style-name="Source_20_Text"><text:span text:style-name="T4">&lt;!</text:span></text:span><text:span text:style-name="Source_20_Text"><text:span text:style-name="T5">DOCTYPE</text:span></text:span><text:span text:style-name="Source_20_Text"><text:span text:style-name="T6"> </text:span></text:span><text:span text:style-name="Source_20_Text"><text:span text:style-name="T5">html</text:span></text:span><text:span text:style-name="Source_20_Text"><text:span text:style-name="T4">&gt;</text:span></text:span></text:p>
      <text:p text:style-name="P10"><text:span text:style-name="Source_20_Text"><text:span text:style-name="T4">&lt;</text:span></text:span><text:span text:style-name="Source_20_Text"><text:span text:style-name="T5">html</text:span></text:span><text:span text:style-name="Source_20_Text"><text:span text:style-name="T6"> </text:span></text:span><text:span text:style-name="Source_20_Text"><text:span text:style-name="T5">lang</text:span></text:span><text:span text:style-name="Source_20_Text"><text:span text:style-name="T4">=</text:span></text:span><text:span text:style-name="Source_20_Text"><text:span text:style-name="T7">"en"</text:span></text:span><text:span text:style-name="Source_20_Text"><text:span text:style-name="T4">&gt;</text:span></text:span></text:p>
      <text:p text:style-name="P10"><text:span text:style-name="Source_20_Text"><text:span text:style-name="T4">&lt;</text:span></text:span><text:span text:style-name="Source_20_Text"><text:span text:style-name="T5">head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meta</text:span></text:span><text:span text:style-name="Source_20_Text"><text:span text:style-name="T6"> </text:span></text:span><text:span text:style-name="Source_20_Text"><text:span text:style-name="T5">charset</text:span></text:span><text:span text:style-name="Source_20_Text"><text:span text:style-name="T4">=</text:span></text:span><text:span text:style-name="Source_20_Text"><text:span text:style-name="T7">"UTF-8"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meta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viewport"</text:span></text:span><text:span text:style-name="Source_20_Text"><text:span text:style-name="T6"> </text:span></text:span><text:span text:style-name="Source_20_Text"><text:span text:style-name="T5">content</text:span></text:span><text:span text:style-name="Source_20_Text"><text:span text:style-name="T4">=</text:span></text:span><text:span text:style-name="Source_20_Text"><text:span text:style-name="T7">"width=device-width, initial-scale=1.0"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title</text:span></text:span><text:span text:style-name="Source_20_Text"><text:span text:style-name="T4">&gt;</text:span></text:span><text:span text:style-name="Source_20_Text"><text:span text:style-name="T5">Validación</text:span></text:span><text:span text:style-name="Source_20_Text"><text:span text:style-name="T6"> </text:span></text:span><text:span text:style-name="Source_20_Text"><text:span text:style-name="T5">con</text:span></text:span><text:span text:style-name="Source_20_Text"><text:span text:style-name="T6"> </text:span></text:span><text:span text:style-name="Source_20_Text"><text:span text:style-name="T5">Just</text:span></text:span><text:span text:style-name="Source_20_Text"><text:span text:style-name="T4">-</text:span></text:span><text:span text:style-name="Source_20_Text"><text:span text:style-name="T5">validate</text:span></text:span><text:span text:style-name="Source_20_Text"><text:span text:style-name="T4">&lt;</text:span></text:span><text:span text:style-name="Source_20_Text"><text:span text:style-name="T8">/title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link</text:span></text:span><text:span text:style-name="Source_20_Text"><text:span text:style-name="T6"> </text:span></text:span><text:span text:style-name="Source_20_Text"><text:span text:style-name="T5">rel</text:span></text:span><text:span text:style-name="Source_20_Text"><text:span text:style-name="T4">=</text:span></text:span><text:span text:style-name="Source_20_Text"><text:span text:style-name="T7">"stylesheet"</text:span></text:span><text:span text:style-name="Source_20_Text"><text:span text:style-name="T6"> </text:span></text:span><text:span text:style-name="Source_20_Text"><text:span text:style-name="T5">href</text:span></text:span><text:span text:style-name="Source_20_Text"><text:span text:style-name="T4">=</text:span></text:span><text:span text:style-name="Source_20_Text"><text:span text:style-name="T7">"https://cdn.jsdelivr.net/npm/just-validate@latest/dist/css/just-validate.css"</text:span></text:span><text:span text:style-name="Source_20_Text"><text:span text:style-name="T4">&gt;</text:span></text:span></text:p>
      <text:p text:style-name="P10"><text:span text:style-name="Source_20_Text"><text:span text:style-name="T4">&lt;</text:span></text:span><text:span text:style-name="Source_20_Text"><text:span text:style-name="T8">/head&gt;</text:span></text:span></text:p>
      <text:p text:style-name="P10"><text:span text:style-name="Source_20_Text"><text:span text:style-name="T4">&lt;</text:span></text:span><text:span text:style-name="Source_20_Text"><text:span text:style-name="T5">body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container"</text:span></text:span><text:span text:style-name="Source_20_Text"><text:span text:style-name="T4">&gt;</text:span></text:span></text:p>
      <text:p text:style-name="P10"><text:span text:style-name="Source_20_Text"><text:span text:style-name="T6"><text:s text:c="4"/></text:span></text:span><text:span text:style-name="Source_20_Text"><text:span text:style-name="T4">&lt;</text:span></text:span><text:span text:style-name="Source_20_Text"><text:span text:style-name="T5">form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form"</text:span></text:span><text:span text:style-name="Source_20_Text"><text:span text:style-name="T4">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name"</text:span></text:span><text:span text:style-name="Source_20_Text"><text:span text:style-name="T4">&gt;</text:span></text:span><text:span text:style-name="Source_20_Text"><text:span text:style-name="T5">Nombre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text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name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name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4">&gt;</text:span></text:span><text:span text:style-name="Source_20_Text"><text:span text:style-name="T5">Correo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button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submit"</text:span></text:span><text:span text:style-name="Source_20_Text"><text:span text:style-name="T4">&gt;</text:span></text:span><text:span text:style-name="Source_20_Text"><text:span text:style-name="T5">Enviar</text:span></text:span><text:span text:style-name="Source_20_Text"><text:span text:style-name="T4">&lt;</text:span></text:span><text:span text:style-name="Source_20_Text"><text:span text:style-name="T8">/button&gt;</text:span></text:span></text:p>
      <text:p text:style-name="P10"><text:span text:style-name="Source_20_Text"><text:span text:style-name="T6"><text:s text:c="4"/></text:span></text:span><text:span text:style-name="Source_20_Text"><text:span text:style-name="T4">&lt;</text:span></text:span><text:span text:style-name="Source_20_Text"><text:span text:style-name="T8">/form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1"/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script</text:span></text:span><text:span text:style-name="Source_20_Text"><text:span text:style-name="T6"> </text:span></text:span><text:span text:style-name="Source_20_Text"><text:span text:style-name="T5">src</text:span></text:span><text:span text:style-name="Source_20_Text"><text:span text:style-name="T4">=</text:span></text:span><text:span text:style-name="Source_20_Text"><text:span text:style-name="T7">"https://cdn.jsdelivr.net/npm/just-validate@latest/dist/just-validate.production.min.js"</text:span></text:span><text:span text:style-name="Source_20_Text"><text:span text:style-name="T4">&gt;&lt;</text:span></text:span><text:span text:style-name="Source_20_Text"><text:span text:style-name="T8">/script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script</text:span></text:span><text:span text:style-name="Source_20_Text"><text:span text:style-name="T6"> </text:span></text:span><text:span text:style-name="Source_20_Text"><text:span text:style-name="T5">src</text:span></text:span><text:span text:style-name="Source_20_Text"><text:span text:style-name="T4">=</text:span></text:span><text:span text:style-name="Source_20_Text"><text:span text:style-name="T7">"validacion.js"</text:span></text:span><text:span text:style-name="Source_20_Text"><text:span text:style-name="T4">&gt;&lt;</text:span></text:span><text:span text:style-name="Source_20_Text"><text:span text:style-name="T8">/script&gt;</text:span></text:span></text:p>
      <text:p text:style-name="P10"><text:span text:style-name="Source_20_Text"><text:span text:style-name="T4">&lt;</text:span></text:span><text:span text:style-name="Source_20_Text"><text:span text:style-name="T8">/body&gt;</text:span></text:span></text:p>
      <text:p text:style-name="P12"><text:span text:style-name="Source_20_Text"><text:span text:style-name="T4">&lt;</text:span></text:span><text:span text:style-name="Source_20_Text"><text:span text:style-name="T8">/html&gt;</text:span></text:span></text:p>
      <text:h text:style-name="P9" text:outline-level="4">JavaScript (validacion.js)</text:h>
      <text:p text:style-name="P10"><text:span text:style-name="Source_20_Text"><text:span text:style-name="T10">// Inicializa JustValidate en el formulario</text:span></text:span></text:p>
      <text:p text:style-name="P10"><text:span text:style-name="Source_20_Text"><text:span text:style-name="T9">const</text:span></text:span><text:span text:style-name="Source_20_Text"><text:span text:style-name="T6"> </text:span></text:span><text:span text:style-name="Source_20_Text"><text:span text:style-name="T5">validation</text:span></text:span><text:span text:style-name="Source_20_Text"><text:span text:style-name="T6"> </text:span></text:span><text:span text:style-name="Source_20_Text"><text:span text:style-name="T4">=</text:span></text:span><text:span text:style-name="Source_20_Text"><text:span text:style-name="T6"> </text:span></text:span><text:span text:style-name="Source_20_Text"><text:span text:style-name="T4">new</text:span></text:span><text:span text:style-name="Source_20_Text"><text:span text:style-name="T6"> </text:span></text:span><text:span text:style-name="Source_20_Text"><text:span text:style-name="T5">JustValidate</text:span></text:span><text:span text:style-name="Source_20_Text"><text:span text:style-name="T6">(</text:span></text:span><text:span text:style-name="Source_20_Text"><text:span text:style-name="T7">'#form'</text:span></text:span><text:span text:style-name="Source_20_Text"><text:span text:style-name="T6">);</text:span></text:span></text:p>
      <text:p text:style-name="P11"/>
      <text:p text:style-name="P10"><text:span text:style-name="Source_20_Text"><text:span text:style-name="T10">// Agrega reglas de validación</text:span></text:span></text:p>
      <text:p text:style-name="P10"><text:span text:style-name="Source_20_Text"><text:span text:style-name="T5">validation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name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l nombre es obligatori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minLength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11">3</text:span></text:span><text:span text:style-name="Source_20_Text"><text:span text:style-name="T6">,</text:span></text:span></text:p>
      <text:p text:style-name="P10"><text:soft-page-break/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l nombre debe tener al menos 3 caractere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email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l correo es obligatori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mail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Por favor, introduce un correo válid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2"><text:span text:style-name="Source_20_Text"><text:span text:style-name="T6"><text:s text:c="2"/>]);</text:span></text:span></text:p>
      <text:h text:style-name="Heading_20_3" text:outline-level="3"><text:span text:style-name="Strong_20_Emphasis"><text:span text:style-name="T3">Validaciones disponibles</text:span></text:span></text:h>
      <text:p text:style-name="P13">Just-validate soporta las siguientes reglas de validación predefinidas:</text:p>
      <text:list text:style-name="L3">
        <text:list-item>
          <text:p text:style-name="P14"><text:span text:style-name="Source_20_Text"><text:span text:style-name="T12">required</text:span></text:span><text:span text:style-name="T2">: Campo obligatorio. </text:span></text:p>
        </text:list-item>
        <text:list-item>
          <text:p text:style-name="P14"><text:span text:style-name="Source_20_Text"><text:span text:style-name="T12">minLength</text:span></text:span><text:span text:style-name="T2"> y </text:span><text:span text:style-name="Source_20_Text"><text:span text:style-name="T12">maxLength</text:span></text:span><text:span text:style-name="T2">: Longitud mínima/máxima de texto. </text:span></text:p>
        </text:list-item>
        <text:list-item>
          <text:p text:style-name="P14"><text:span text:style-name="Source_20_Text"><text:span text:style-name="T12">email</text:span></text:span><text:span text:style-name="T2">: Validación de formato de correo electrónico. </text:span></text:p>
        </text:list-item>
        <text:list-item>
          <text:p text:style-name="P14"><text:span text:style-name="Source_20_Text"><text:span text:style-name="T12">password</text:span></text:span><text:span text:style-name="T2">: Validación de contraseñas complejas. </text:span></text:p>
        </text:list-item>
        <text:list-item>
          <text:p text:style-name="P14"><text:span text:style-name="Source_20_Text"><text:span text:style-name="T12">number</text:span></text:span><text:span text:style-name="T2">: Asegura que el valor sea un número. </text:span></text:p>
        </text:list-item>
        <text:list-item>
          <text:p text:style-name="P14"><text:span text:style-name="Source_20_Text"><text:span text:style-name="T12">minNumber</text:span></text:span><text:span text:style-name="T2"> y </text:span><text:span text:style-name="Source_20_Text"><text:span text:style-name="T12">maxNumber</text:span></text:span><text:span text:style-name="T2">: Rango de valores numéricos. </text:span></text:p>
        </text:list-item>
        <text:list-item>
          <text:p text:style-name="P14"><text:span text:style-name="Source_20_Text"><text:span text:style-name="T12">pattern</text:span></text:span><text:span text:style-name="T2">: Validación mediante expresiones regulares. </text:span></text:p>
        </text:list-item>
        <text:list-item>
          <text:p text:style-name="P15"><text:span text:style-name="Source_20_Text"><text:span text:style-name="T12">custom</text:span></text:span><text:span text:style-name="T2">: Permite escribir reglas personalizadas. 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13">Ventajas de Just-validate</text:span></text:span></text:h>
      <text:list text:style-name="L4">
        <text:list-item>
          <text:p text:style-name="P16"><text:span text:style-name="Strong_20_Emphasis"><text:span text:style-name="T2">Simplicidad</text:span></text:span><text:span text:style-name="T2">: No requiere configuraciones extensas ni dependencias externas. </text:span></text:p>
        </text:list-item>
        <text:list-item>
          <text:p text:style-name="P16"><text:span text:style-name="Strong_20_Emphasis"><text:span text:style-name="T2">Mensajes de error claros</text:span></text:span><text:span text:style-name="T2">: Cada regla puede tener su propio mensaje. </text:span></text:p>
        </text:list-item>
        <text:list-item>
          <text:p text:style-name="P16"><text:span text:style-name="Strong_20_Emphasis"><text:span text:style-name="T2">Validación en tiempo real</text:span></text:span><text:span text:style-name="T2">: Mejora la experiencia del usuario mostrando errores al momento. </text:span></text:p>
        </text:list-item>
        <text:list-item>
          <text:p text:style-name="P16"><text:span text:style-name="Strong_20_Emphasis"><text:span text:style-name="T2">Personalizable</text:span></text:span><text:span text:style-name="T2">: Admite reglas personalizadas según tus necesidades. </text:span></text:p>
        </text:list-item>
        <text:list-item>
          <text:p text:style-name="P17"><text:span text:style-name="Strong_20_Emphasis"><text:span text:style-name="T2">Soporte de accesibilidad (A11y)</text:span></text:span><text:span text:style-name="T2">: Compatible con pantallas lectoras de texto. </text:span></text:p>
        </text:list-item>
      </text:list>
      <text:h text:style-name="Heading_20_3" text:outline-level="3"><text:span text:style-name="Strong_20_Emphasis"><text:span text:style-name="T13">Casos de uso recomendados</text:span></text:span></text:h>
      <text:list text:style-name="L5">
        <text:list-item>
          <text:p text:style-name="P18">Formularios simples y medianos. </text:p>
        </text:list-item>
        <text:list-item>
          <text:p text:style-name="P18">Proyectos que no necesitan frameworks grandes (como React o Angular). </text:p>
        </text:list-item>
        <text:list-item>
          <text:p text:style-name="P19">Aplicaciones web que priorizan la velocidad de carga y buscan una biblioteca ligera. </text:p>
        </text:list-item>
      </text:list>
      <text:p text:style-name="P13"/>
      <text:p text:style-name="Text_20_body"/>
      <text:h text:style-name="Heading_20_3" text:outline-level="3"><text:soft-page-break/><text:span text:style-name="Strong_20_Emphasis"><text:span text:style-name="T2">Ejemplo avanzado de validación con Just-validate</text:span></text:span></text:h>
      <text:h text:style-name="Heading_20_4" text:outline-level="4"><text:span text:style-name="Strong_20_Emphasis"><text:span text:style-name="T2">HTML</text:span></text:span></text:h>
      <text:p text:style-name="P10"><text:span text:style-name="Source_20_Text"><text:span text:style-name="T4">&lt;!</text:span></text:span><text:span text:style-name="Source_20_Text"><text:span text:style-name="T5">DOCTYPE</text:span></text:span><text:span text:style-name="Source_20_Text"><text:span text:style-name="T6"> </text:span></text:span><text:span text:style-name="Source_20_Text"><text:span text:style-name="T5">html</text:span></text:span><text:span text:style-name="Source_20_Text"><text:span text:style-name="T4">&gt;</text:span></text:span></text:p>
      <text:p text:style-name="P10"><text:span text:style-name="Source_20_Text"><text:span text:style-name="T4">&lt;</text:span></text:span><text:span text:style-name="Source_20_Text"><text:span text:style-name="T5">html</text:span></text:span><text:span text:style-name="Source_20_Text"><text:span text:style-name="T6"> </text:span></text:span><text:span text:style-name="Source_20_Text"><text:span text:style-name="T5">lang</text:span></text:span><text:span text:style-name="Source_20_Text"><text:span text:style-name="T4">=</text:span></text:span><text:span text:style-name="Source_20_Text"><text:span text:style-name="T7">"en"</text:span></text:span><text:span text:style-name="Source_20_Text"><text:span text:style-name="T4">&gt;</text:span></text:span></text:p>
      <text:p text:style-name="P10"><text:span text:style-name="Source_20_Text"><text:span text:style-name="T4">&lt;</text:span></text:span><text:span text:style-name="Source_20_Text"><text:span text:style-name="T5">head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meta</text:span></text:span><text:span text:style-name="Source_20_Text"><text:span text:style-name="T6"> </text:span></text:span><text:span text:style-name="Source_20_Text"><text:span text:style-name="T5">charset</text:span></text:span><text:span text:style-name="Source_20_Text"><text:span text:style-name="T4">=</text:span></text:span><text:span text:style-name="Source_20_Text"><text:span text:style-name="T7">"UTF-8"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meta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viewport"</text:span></text:span><text:span text:style-name="Source_20_Text"><text:span text:style-name="T6"> </text:span></text:span><text:span text:style-name="Source_20_Text"><text:span text:style-name="T5">content</text:span></text:span><text:span text:style-name="Source_20_Text"><text:span text:style-name="T4">=</text:span></text:span><text:span text:style-name="Source_20_Text"><text:span text:style-name="T7">"width=device-width, initial-scale=1.0"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title</text:span></text:span><text:span text:style-name="Source_20_Text"><text:span text:style-name="T4">&gt;</text:span></text:span><text:span text:style-name="Source_20_Text"><text:span text:style-name="T5">Validación</text:span></text:span><text:span text:style-name="Source_20_Text"><text:span text:style-name="T6"> </text:span></text:span><text:span text:style-name="Source_20_Text"><text:span text:style-name="T5">avanzada</text:span></text:span><text:span text:style-name="Source_20_Text"><text:span text:style-name="T4">&lt;</text:span></text:span><text:span text:style-name="Source_20_Text"><text:span text:style-name="T8">/title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link</text:span></text:span><text:span text:style-name="Source_20_Text"><text:span text:style-name="T6"> </text:span></text:span><text:span text:style-name="Source_20_Text"><text:span text:style-name="T5">rel</text:span></text:span><text:span text:style-name="Source_20_Text"><text:span text:style-name="T4">=</text:span></text:span><text:span text:style-name="Source_20_Text"><text:span text:style-name="T7">"stylesheet"</text:span></text:span><text:span text:style-name="Source_20_Text"><text:span text:style-name="T6"> </text:span></text:span><text:span text:style-name="Source_20_Text"><text:span text:style-name="T5">href</text:span></text:span><text:span text:style-name="Source_20_Text"><text:span text:style-name="T4">=</text:span></text:span><text:span text:style-name="Source_20_Text"><text:span text:style-name="T7">"https://cdn.jsdelivr.net/npm/just-validate@latest/dist/css/just-validate.css"</text:span></text:span><text:span text:style-name="Source_20_Text"><text:span text:style-name="T4">&gt;</text:span></text:span></text:p>
      <text:p text:style-name="P10"><text:span text:style-name="Source_20_Text"><text:span text:style-name="T4">&lt;</text:span></text:span><text:span text:style-name="Source_20_Text"><text:span text:style-name="T8">/head&gt;</text:span></text:span></text:p>
      <text:p text:style-name="P10"><text:span text:style-name="Source_20_Text"><text:span text:style-name="T4">&lt;</text:span></text:span><text:span text:style-name="Source_20_Text"><text:span text:style-name="T5">body</text:span></text:span><text:span text:style-name="Source_20_Text"><text:span text:style-name="T4">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container"</text:span></text:span><text:span text:style-name="Source_20_Text"><text:span text:style-name="T4">&gt;</text:span></text:span></text:p>
      <text:p text:style-name="P10"><text:span text:style-name="Source_20_Text"><text:span text:style-name="T6"><text:s text:c="4"/></text:span></text:span><text:span text:style-name="Source_20_Text"><text:span text:style-name="T4">&lt;</text:span></text:span><text:span text:style-name="Source_20_Text"><text:span text:style-name="T5">h1</text:span></text:span><text:span text:style-name="Source_20_Text"><text:span text:style-name="T4">&gt;</text:span></text:span><text:span text:style-name="Source_20_Text"><text:span text:style-name="T5">Formulario</text:span></text:span><text:span text:style-name="Source_20_Text"><text:span text:style-name="T6"> </text:span></text:span><text:span text:style-name="Source_20_Text"><text:span text:style-name="T5">avanzado</text:span></text:span><text:span text:style-name="Source_20_Text"><text:span text:style-name="T4">&lt;</text:span></text:span><text:span text:style-name="Source_20_Text"><text:span text:style-name="T8">/h1&gt;</text:span></text:span></text:p>
      <text:p text:style-name="P10"><text:span text:style-name="Source_20_Text"><text:span text:style-name="T6"><text:s text:c="4"/></text:span></text:span><text:span text:style-name="Source_20_Text"><text:span text:style-name="T4">&lt;</text:span></text:span><text:span text:style-name="Source_20_Text"><text:span text:style-name="T5">form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advanced-form"</text:span></text:span><text:span text:style-name="Source_20_Text"><text:span text:style-name="T4">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username"</text:span></text:span><text:span text:style-name="Source_20_Text"><text:span text:style-name="T4">&gt;</text:span></text:span><text:span text:style-name="Source_20_Text"><text:span text:style-name="T5">Nombre</text:span></text:span><text:span text:style-name="Source_20_Text"><text:span text:style-name="T6"> </text:span></text:span><text:span text:style-name="Source_20_Text"><text:span text:style-name="T5">de</text:span></text:span><text:span text:style-name="Source_20_Text"><text:span text:style-name="T6"> </text:span></text:span><text:span text:style-name="Source_20_Text"><text:span text:style-name="T5">usuario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text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username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username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4">&gt;</text:span></text:span><text:span text:style-name="Source_20_Text"><text:span text:style-name="T5">Correo</text:span></text:span><text:span text:style-name="Source_20_Text"><text:span text:style-name="T6"> </text:span></text:span><text:span text:style-name="Source_20_Text"><text:span text:style-name="T5">electrónico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email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password"</text:span></text:span><text:span text:style-name="Source_20_Text"><text:span text:style-name="T4">&gt;</text:span></text:span><text:span text:style-name="Source_20_Text"><text:span text:style-name="T5">Contraseña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password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password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password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age"</text:span></text:span><text:span text:style-name="Source_20_Text"><text:span text:style-name="T4">&gt;</text:span></text:span><text:span text:style-name="Source_20_Text"><text:span text:style-name="T5">Edad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number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age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age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birthdate"</text:span></text:span><text:span text:style-name="Source_20_Text"><text:span text:style-name="T4">&gt;</text:span></text:span><text:span text:style-name="Source_20_Text"><text:span text:style-name="T5">Fecha</text:span></text:span><text:span text:style-name="Source_20_Text"><text:span text:style-name="T6"> </text:span></text:span><text:span text:style-name="Source_20_Text"><text:span text:style-name="T5">de</text:span></text:span><text:span text:style-name="Source_20_Text"><text:span text:style-name="T6"> </text:span></text:span><text:span text:style-name="Source_20_Text"><text:span text:style-name="T5">nacimiento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date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birthdate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birthdate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website"</text:span></text:span><text:span text:style-name="Source_20_Text"><text:span text:style-name="T4">&gt;</text:span></text:span><text:span text:style-name="Source_20_Text"><text:span text:style-name="T5">Sitio</text:span></text:span><text:span text:style-name="Source_20_Text"><text:span text:style-name="T6"> </text:span></text:span><text:span text:style-name="Source_20_Text"><text:span text:style-name="T5">web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url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website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website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label</text:span></text:span><text:span text:style-name="Source_20_Text"><text:span text:style-name="T6"> </text:span></text:span><text:span text:style-name="Source_20_Text"><text:span text:style-name="T9">for</text:span></text:span><text:span text:style-name="Source_20_Text"><text:span text:style-name="T4">=</text:span></text:span><text:span text:style-name="Source_20_Text"><text:span text:style-name="T7">"terms"</text:span></text:span><text:span text:style-name="Source_20_Text"><text:span text:style-name="T4">&gt;</text:span></text:span><text:span text:style-name="Source_20_Text"><text:span text:style-name="T5">Acepto</text:span></text:span><text:span text:style-name="Source_20_Text"><text:span text:style-name="T6"> </text:span></text:span><text:span text:style-name="Source_20_Text"><text:span text:style-name="T5">los</text:span></text:span><text:span text:style-name="Source_20_Text"><text:span text:style-name="T6"> </text:span></text:span><text:span text:style-name="Source_20_Text"><text:span text:style-name="T5">términos</text:span></text:span><text:span text:style-name="Source_20_Text"><text:span text:style-name="T4">:&lt;</text:span></text:span><text:span text:style-name="Source_20_Text"><text:span text:style-name="T8">/label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input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checkbox"</text:span></text:span><text:span text:style-name="Source_20_Text"><text:span text:style-name="T6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7">"terms"</text:span></text:span><text:span text:style-name="Source_20_Text"><text:span text:style-name="T6"> </text:span></text:span><text:span text:style-name="Source_20_Text"><text:span text:style-name="T5">name</text:span></text:span><text:span text:style-name="Source_20_Text"><text:span text:style-name="T4">=</text:span></text:span><text:span text:style-name="Source_20_Text"><text:span text:style-name="T7">"terms"</text:span></text:span><text:span text:style-name="Source_20_Text"><text:span text:style-name="T4">&gt;</text:span></text:span></text:p>
      <text:p text:style-name="P10"><text:span text:style-name="Source_20_Text"><text:span text:style-name="T6"><text:s text:c="8"/></text:span></text:span><text:span text:style-name="Source_20_Text"><text:span text:style-name="T4">&lt;</text:span></text:span><text:span text:style-name="Source_20_Text"><text:span text:style-name="T5">div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4">=</text:span></text:span><text:span text:style-name="Source_20_Text"><text:span text:style-name="T7">"error-message"</text:span></text:span><text:span text:style-name="Source_20_Text"><text:span text:style-name="T4">&gt;&lt;</text:span></text:span><text:span text:style-name="Source_20_Text"><text:span text:style-name="T8">/div&gt;</text:span></text:span></text:p>
      <text:p text:style-name="P10"><text:soft-page-break/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0"><text:span text:style-name="Source_20_Text"><text:span text:style-name="T6"><text:s text:c="6"/></text:span></text:span><text:span text:style-name="Source_20_Text"><text:span text:style-name="T4">&lt;</text:span></text:span><text:span text:style-name="Source_20_Text"><text:span text:style-name="T5">button</text:span></text:span><text:span text:style-name="Source_20_Text"><text:span text:style-name="T6">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7">"submit"</text:span></text:span><text:span text:style-name="Source_20_Text"><text:span text:style-name="T4">&gt;</text:span></text:span><text:span text:style-name="Source_20_Text"><text:span text:style-name="T5">Enviar</text:span></text:span><text:span text:style-name="Source_20_Text"><text:span text:style-name="T4">&lt;</text:span></text:span><text:span text:style-name="Source_20_Text"><text:span text:style-name="T8">/button&gt;</text:span></text:span></text:p>
      <text:p text:style-name="P10"><text:span text:style-name="Source_20_Text"><text:span text:style-name="T6"><text:s text:c="4"/></text:span></text:span><text:span text:style-name="Source_20_Text"><text:span text:style-name="T4">&lt;</text:span></text:span><text:span text:style-name="Source_20_Text"><text:span text:style-name="T8">/form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8">/div&gt;</text:span></text:span></text:p>
      <text:p text:style-name="P11"/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script</text:span></text:span><text:span text:style-name="Source_20_Text"><text:span text:style-name="T6"> </text:span></text:span><text:span text:style-name="Source_20_Text"><text:span text:style-name="T5">src</text:span></text:span><text:span text:style-name="Source_20_Text"><text:span text:style-name="T4">=</text:span></text:span><text:span text:style-name="Source_20_Text"><text:span text:style-name="T7">"https://cdn.jsdelivr.net/npm/just-validate@latest/dist/just-validate.production.min.js"</text:span></text:span><text:span text:style-name="Source_20_Text"><text:span text:style-name="T4">&gt;&lt;</text:span></text:span><text:span text:style-name="Source_20_Text"><text:span text:style-name="T8">/script&gt;</text:span></text:span></text:p>
      <text:p text:style-name="P10"><text:span text:style-name="Source_20_Text"><text:span text:style-name="T6"><text:s text:c="2"/></text:span></text:span><text:span text:style-name="Source_20_Text"><text:span text:style-name="T4">&lt;</text:span></text:span><text:span text:style-name="Source_20_Text"><text:span text:style-name="T5">script</text:span></text:span><text:span text:style-name="Source_20_Text"><text:span text:style-name="T6"> </text:span></text:span><text:span text:style-name="Source_20_Text"><text:span text:style-name="T5">src</text:span></text:span><text:span text:style-name="Source_20_Text"><text:span text:style-name="T4">=</text:span></text:span><text:span text:style-name="Source_20_Text"><text:span text:style-name="T7">"validacion-avanzada.js"</text:span></text:span><text:span text:style-name="Source_20_Text"><text:span text:style-name="T4">&gt;&lt;</text:span></text:span><text:span text:style-name="Source_20_Text"><text:span text:style-name="T8">/script&gt;</text:span></text:span></text:p>
      <text:p text:style-name="P10"><text:span text:style-name="Source_20_Text"><text:span text:style-name="T4">&lt;</text:span></text:span><text:span text:style-name="Source_20_Text"><text:span text:style-name="T8">/body&gt;</text:span></text:span></text:p>
      <text:p text:style-name="P12"><text:span text:style-name="Source_20_Text"><text:span text:style-name="T4">&lt;</text:span></text:span><text:span text:style-name="Source_20_Text"><text:span text:style-name="T8">/html&gt;</text:span>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JavaScript (validacion-avanzada.js)</text:span></text:span></text:h>
      <text:p text:style-name="P10"><text:span text:style-name="Source_20_Text"><text:span text:style-name="T10">// Inicializa JustValidate en el formulario avanzado</text:span></text:span></text:p>
      <text:p text:style-name="P10"><text:span text:style-name="Source_20_Text"><text:span text:style-name="T9">const</text:span></text:span><text:span text:style-name="Source_20_Text"><text:span text:style-name="T6"> </text:span></text:span><text:span text:style-name="Source_20_Text"><text:span text:style-name="T5">validation</text:span></text:span><text:span text:style-name="Source_20_Text"><text:span text:style-name="T6"> </text:span></text:span><text:span text:style-name="Source_20_Text"><text:span text:style-name="T4">=</text:span></text:span><text:span text:style-name="Source_20_Text"><text:span text:style-name="T6"> </text:span></text:span><text:span text:style-name="Source_20_Text"><text:span text:style-name="T4">new</text:span></text:span><text:span text:style-name="Source_20_Text"><text:span text:style-name="T6"> </text:span></text:span><text:span text:style-name="Source_20_Text"><text:span text:style-name="T5">JustValidate</text:span></text:span><text:span text:style-name="Source_20_Text"><text:span text:style-name="T6">(</text:span></text:span><text:span text:style-name="Source_20_Text"><text:span text:style-name="T7">'#advanced-form'</text:span></text:span><text:span text:style-name="Source_20_Text"><text:span text:style-name="T6">);</text:span></text:span></text:p>
      <text:p text:style-name="P11"/>
      <text:p text:style-name="P20">// Función para validar si una cadena es una URL válida<text:span text:style-name="T14"/></text:p>
      <text:p text:style-name="P21"><text:span text:style-name="T15">function</text:span><text:span text:style-name="T16"> </text:span><text:span text:style-name="T17">esUrlValida</text:span><text:span text:style-name="T16">(</text:span><text:span text:style-name="T17">url</text:span><text:span text:style-name="T16">) {</text:span></text:p>
      <text:p text:style-name="P22"><text:span text:style-name="T16">      </text:span><text:span text:style-name="T18">try</text:span><text:span text:style-name="T19"> {</text:span></text:p>
      <text:p text:style-name="P22"><text:span text:style-name="T16">        </text:span><text:span text:style-name="T20">new</text:span><text:span text:style-name="T19"> </text:span><text:span text:style-name="T21">URL</text:span><text:span text:style-name="T19">(</text:span><text:span text:style-name="T21">url</text:span><text:span text:style-name="T19">);</text:span></text:p>
      <text:p text:style-name="P22"><text:span text:style-name="T16">        </text:span><text:span text:style-name="T18">return</text:span><text:span text:style-name="T19"> </text:span><text:span text:style-name="T18">true</text:span><text:span text:style-name="T19">;</text:span></text:p>
      <text:p text:style-name="P22"><text:span text:style-name="T16">      </text:span><text:span text:style-name="T19">} </text:span><text:span text:style-name="T18">catch</text:span><text:span text:style-name="T19"> (</text:span><text:span text:style-name="T21">_</text:span><text:span text:style-name="T19">) {</text:span></text:p>
      <text:p text:style-name="P22"><text:span text:style-name="T16">        </text:span><text:span text:style-name="T18">return</text:span><text:span text:style-name="T19"> </text:span><text:span text:style-name="T18">false</text:span><text:span text:style-name="T19">;</text:span></text:p>
      <text:p text:style-name="P22"><text:span text:style-name="T16">      </text:span><text:span text:style-name="T19">}</text:span></text:p>
      <text:p text:style-name="P22"><text:span text:style-name="T16">    </text:span><text:span text:style-name="T19">}</text:span></text:p>
      <text:p text:style-name="P23"/>
      <text:p text:style-name="P11"/>
      <text:p text:style-name="P10"><text:span text:style-name="Source_20_Text"><text:span text:style-name="T10">// Reglas de validación</text:span></text:span></text:p>
      <text:p text:style-name="P10"><text:span text:style-name="Source_20_Text"><text:span text:style-name="T5">validation</text:span></text:span></text:p>
      <text:p text:style-name="P10"><text:span text:style-name="Source_20_Text"><text:span text:style-name="T6"><text:s text:c="2"/></text:span></text:span><text:span text:style-name="Source_20_Text"><text:span text:style-name="T10">// Validar nombre de usuario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username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l nombre de usuario es obligatori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minLength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11">3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 tener al menos 3 caractere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maxLength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11">15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No puede exceder los 15 caractere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</text:span></text:span><text:span text:style-name="Source_20_Text"><text:span text:style-name="T10">// Validar correo electrónico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email'</text:span></text:span><text:span text:style-name="Source_20_Text"><text:span text:style-name="T6">, [</text:span></text:span></text:p>
      <text:p text:style-name="P10"><text:soft-page-break/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l correo electrónico es obligatori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mail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 ser un correo válid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</text:span></text:span><text:span text:style-name="Source_20_Text"><text:span text:style-name="T10">// Validar contraseña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password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La contraseña es obligatoria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passwor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La contraseña debe incluir letras y número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minLength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11">8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 tener al menos 8 caractere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</text:span></text:span><text:span text:style-name="Source_20_Text"><text:span text:style-name="T10">// Validar edad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age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La edad es obligatoria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number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 ser un número válid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minNumber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11">18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s ser mayor de 18 año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maxNumber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11">100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La edad no puede superar los 100 año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</text:span></text:span><text:span text:style-name="Source_20_Text"><text:span text:style-name="T10">// Validar fecha de nacimiento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birthdate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oft-page-break/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La fecha de nacimiento es obligatoria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customRegexp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valu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/^\d{4}-\d{2}-\d{2}$/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 ser una fecha válida en formato YYYY-MM-DD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</text:span></text:span><text:span text:style-name="Source_20_Text"><text:span text:style-name="T10">// Validar URL del sitio web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website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El sitio web es obligatorio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0"><text:span text:style-name="Source_20_Text"><text:span text:style-name="T6"><text:s text:c="4"/>{</text:span></text:span></text:p>
      <text:p text:style-name="P24"><text:span text:style-name="Source_20_Text"><text:span text:style-name="T22"><text:s text:c="6"/></text:span></text:span><text:span text:style-name="Source_20_Text"><text:span text:style-name="T22"> </text:span></text:span><text:span text:style-name="Source_20_Text"><text:span text:style-name="T5">validator</text:span></text:span><text:span text:style-name="Source_20_Text"><text:span text:style-name="T23">:</text:span></text:span><text:span text:style-name="Source_20_Text"><text:span text:style-name="T24"> </text:span></text:span><text:span text:style-name="Source_20_Text"><text:span text:style-name="T25">esUrlValida</text:span></text:span><text:span text:style-name="Source_20_Text"><text:span text:style-name="T24">,</text:span></text:span></text:p>
      <text:p text:style-name="P25"><text:span text:style-name="T26">        </text:span><text:span text:style-name="Source_20_Text"><text:span text:style-name="T5">errorMessage</text:span></text:span><text:span text:style-name="T27">:</text:span><text:span text:style-name="T28"> </text:span><text:span text:style-name="Source_20_Text"><text:span text:style-name="T7">'Por favor, introduce una URL válida'</text:span></text:span><text:span text:style-name="T28">,</text:span></text:p>
      <text:p text:style-name="P26"><text:span text:style-name="Source_20_Text"><text:span text:style-name="T22"><text:s text:c="4"/>},</text:span></text:span></text:p>
      <text:p text:style-name="P10"><text:span text:style-name="Source_20_Text"><text:span text:style-name="T6"><text:s text:c="2"/>])</text:span></text:span></text:p>
      <text:p text:style-name="P10"><text:span text:style-name="Source_20_Text"><text:span text:style-name="T6"><text:s text:c="2"/></text:span></text:span><text:span text:style-name="Source_20_Text"><text:span text:style-name="T10">// Validar términos y condiciones</text:span></text:span></text:p>
      <text:p text:style-name="P10"><text:span text:style-name="Source_20_Text"><text:span text:style-name="T6"><text:s text:c="2"/>.</text:span></text:span><text:span text:style-name="Source_20_Text"><text:span text:style-name="T5">addField</text:span></text:span><text:span text:style-name="Source_20_Text"><text:span text:style-name="T6">(</text:span></text:span><text:span text:style-name="Source_20_Text"><text:span text:style-name="T7">'#terms'</text:span></text:span><text:span text:style-name="Source_20_Text"><text:span text:style-name="T6">, [</text:span></text:span></text:p>
      <text:p text:style-name="P10"><text:span text:style-name="Source_20_Text"><text:span text:style-name="T6"><text:s text:c="4"/>{</text:span></text:span></text:p>
      <text:p text:style-name="P10"><text:span text:style-name="Source_20_Text"><text:span text:style-name="T6"><text:s text:c="6"/></text:span></text:span><text:span text:style-name="Source_20_Text"><text:span text:style-name="T5">rul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required'</text:span></text:span><text:span text:style-name="Source_20_Text"><text:span text:style-name="T6">,</text:span></text:span></text:p>
      <text:p text:style-name="P10"><text:span text:style-name="Source_20_Text"><text:span text:style-name="T6"><text:s text:c="6"/></text:span></text:span><text:span text:style-name="Source_20_Text"><text:span text:style-name="T5">errorMessage</text:span></text:span><text:span text:style-name="Source_20_Text"><text:span text:style-name="T4">:</text:span></text:span><text:span text:style-name="Source_20_Text"><text:span text:style-name="T6"> </text:span></text:span><text:span text:style-name="Source_20_Text"><text:span text:style-name="T7">'Debes aceptar los términos y condiciones'</text:span></text:span><text:span text:style-name="Source_20_Text"><text:span text:style-name="T6">,</text:span></text:span></text:p>
      <text:p text:style-name="P10"><text:span text:style-name="Source_20_Text"><text:span text:style-name="T6"><text:s text:c="4"/>},</text:span></text:span></text:p>
      <text:p text:style-name="P12"><text:span text:style-name="Source_20_Text"><text:span text:style-name="T6"><text:s text:c="2"/>]);</text:span></text:span></text:p>
      <text:h text:style-name="Heading_20_3" text:outline-level="3"><text:span text:style-name="Strong_20_Emphasis"><text:span text:style-name="T13">Explicación del ejemplo</text:span></text:span></text:h>
      <text:list text:style-name="L6">
        <text:list-item>
          <text:p text:style-name="P27"><text:span text:style-name="Strong_20_Emphasis"><text:span text:style-name="T2">Inicialización</text:span></text:span><text:span text:style-name="T2">:</text:span></text:p>
          <text:list>
            <text:list-item>
              <text:p text:style-name="P28"><text:span text:style-name="T2">Se crea una instancia de </text:span><text:span text:style-name="Source_20_Text"><text:span text:style-name="T2">JustValidate</text:span></text:span><text:span text:style-name="T2"> asociada al formulario mediante su ID (</text:span><text:span text:style-name="Source_20_Text"><text:span text:style-name="T2">#advanced-form</text:span></text:span><text:span text:style-name="T2">). </text:span></text:p>
            </text:list-item>
          </text:list>
        </text:list-item>
        <text:list-item>
          <text:p text:style-name="P27"><text:span text:style-name="Strong_20_Emphasis"><text:span text:style-name="T2">Campos validados</text:span></text:span><text:span text:style-name="T2">:</text:span></text:p>
          <text:list>
            <text:list-item>
              <text:p text:style-name="P29">Cada campo del formulario tiene reglas de validación definidas con mensajes personalizados. </text:p>
            </text:list-item>
          </text:list>
        </text:list-item>
        <text:list-item>
          <text:p text:style-name="P27"><text:span text:style-name="Strong_20_Emphasis"><text:span text:style-name="T2">Tipos de validación usados</text:span></text:span><text:span text:style-name="T2">:</text:span></text:p>
          <text:list>
            <text:list-item>
              <text:p text:style-name="P28"><text:span text:style-name="Source_20_Text"><text:span text:style-name="T2">required</text:span></text:span><text:span text:style-name="T2">: Hace obligatorio el campo. </text:span></text:p>
            </text:list-item>
            <text:list-item>
              <text:p text:style-name="P28"><text:span text:style-name="Source_20_Text"><text:span text:style-name="T2">minLength</text:span></text:span><text:span text:style-name="T2"> y </text:span><text:span text:style-name="Source_20_Text"><text:span text:style-name="T2">maxLength</text:span></text:span><text:span text:style-name="T2">: Limitan el número de caracteres. </text:span></text:p>
            </text:list-item>
            <text:list-item>
              <text:p text:style-name="P28"><text:span text:style-name="Source_20_Text"><text:span text:style-name="T2">email</text:span></text:span><text:span text:style-name="T2">: Valida correos electrónicos. </text:span></text:p>
            </text:list-item>
            <text:list-item>
              <text:p text:style-name="P28"><text:span text:style-name="Source_20_Text"><text:span text:style-name="T2">password</text:span></text:span><text:span text:style-name="T2">: Comprueba que la contraseña contiene letras y números. </text:span></text:p>
            </text:list-item>
            <text:list-item>
              <text:p text:style-name="P28"><text:span text:style-name="Source_20_Text"><text:span text:style-name="T2">number</text:span></text:span><text:span text:style-name="T2">, </text:span><text:span text:style-name="Source_20_Text"><text:span text:style-name="T2">minNumber</text:span></text:span><text:span text:style-name="T2">, </text:span><text:span text:style-name="Source_20_Text"><text:span text:style-name="T2">maxNumber</text:span></text:span><text:span text:style-name="T2">: Valida números dentro de un rango. </text:span></text:p>
            </text:list-item>
            <text:list-item>
              <text:p text:style-name="P28"><text:span text:style-name="Source_20_Text"><text:span text:style-name="T2">customRegexp</text:span></text:span><text:span text:style-name="T2">: Usa una expresión regular para validar fechas (</text:span><text:span text:style-name="Source_20_Text"><text:span text:style-name="T2">YYYY-MM-DD</text:span></text:span><text:span text:style-name="T2">). </text:span></text:p>
            </text:list-item>
            <text:list-item>
              <text:p text:style-name="P28"><text:span text:style-name="Source_20_Text"><text:span text:style-name="T2">url</text:span></text:span><text:span text:style-name="T2">: Valida URLs válidas. </text:span></text:p>
            </text:list-item>
            <text:list-item>
              <text:p text:style-name="P28"><text:span text:style-name="Source_20_Text"><text:span text:style-name="T2">checkbox</text:span></text:span><text:span text:style-name="T2">: Verifica si una casilla está marcada. </text:span></text:p>
            </text:list-item>
          </text:list>
        </text:list-item>
        <text:list-item>
          <text:p text:style-name="P27"><text:span text:style-name="Strong_20_Emphasis"><text:span text:style-name="T2">Mensajes de error</text:span></text:span><text:span text:style-name="T2">:</text:span></text:p>
          <text:list>
            <text:list-item>
              <text:p text:style-name="P29"><text:soft-page-break/>Cada regla tiene un mensaje de error específico para mejorar la experiencia del usuario. </text:p>
            </text:list-item>
          </text:list>
        </text:list-item>
        <text:list-item>
          <text:p text:style-name="P27"><text:span text:style-name="Strong_20_Emphasis"><text:span text:style-name="T2">Validación en tiempo real</text:span></text:span><text:span text:style-name="T2">:</text:span></text:p>
          <text:list>
            <text:list-item>
              <text:p text:style-name="P30">La biblioteca valida cada campo cuando el usuario interactúa con él, proporcionando retroalimentación inmediata. </text:p>
            </text:list-item>
          </text:list>
        </text:list-item>
      </text:list>
      <text:h text:style-name="Heading_20_3" text:outline-level="3"><text:span text:style-name="Strong_20_Emphasis"><text:span text:style-name="T2">Resultado</text:span></text:span></text:h>
      <text:p text:style-name="P13">Cuando el formulario es enviado:</text:p>
      <text:list text:style-name="L7">
        <text:list-item>
          <text:p text:style-name="P31">Solo se procesará si todos los campos cumplen con las reglas definidas. </text:p>
        </text:list-item>
        <text:list-item>
          <text:p text:style-name="P31">Los mensajes de error aparecen debajo de los campos no válidos. </text:p>
        </text:list-item>
        <text:list-item>
          <text:p text:style-name="P32">Es fácil de personalizar y extender para adaptarse a casos específicos.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2:33:31.970000000</meta:creation-date>
    <dc:date>2025-01-08T19:19:33.477000000</dc:date>
    <meta:editing-duration>PT4H40M21S</meta:editing-duration>
    <meta:editing-cycles>7</meta:editing-cycles>
    <meta:generator>LibreOffice/24.8.3.2$Windows_X86_64 LibreOffice_project/48a6bac9e7e268aeb4c3483fcf825c94556d9f92</meta:generator>
    <meta:document-statistic meta:table-count="0" meta:image-count="0" meta:object-count="0" meta:page-count="8" meta:paragraph-count="286" meta:word-count="1100" meta:character-count="9582" meta:non-whitespace-character-count="7831"/>
  </office:meta>
</office:document-meta>
</file>